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ffbf00" fo:border-right="0.74pt solid #ffbf00" fo:border-top="0.74pt solid #ffbf00"/>
    </style:style>
    <style:style style:name="ce4" style:family="table-cell" style:parent-style-name="Default">
      <style:table-cell-properties fo:border-bottom="none" fo:border-left="0.74pt solid #ffbf00" fo:border-right="0.74pt solid #ffbf00" fo:border-top="none"/>
    </style:style>
    <style:style style:name="ce5" style:family="table-cell" style:parent-style-name="Default">
      <style:table-cell-properties fo:border-bottom="0.74pt solid #ffbf00" fo:border-left="0.74pt solid #ffbf00" fo:border-right="0.74pt solid #ffbf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1" table:default-cell-style-name="ce7"/>
        <table:table-row table:style-name="ro1">
          <table:table-cell table:number-columns-repeated="4"/>
          <table:table-cell table:style-name="ce1" office:value-type="string" calcext:value-type="string">
            <text:p>amostra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style-name="ce2"/>
          <table:table-cell office:value-type="string" calcext:value-type="string">
            <text:p>n amostras</text:p>
          </table:table-cell>
          <table:table-cell table:style-name="ce6" table:formula="of:=COUNT([.E3:.E800])"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.645" calcext:value-type="float">
            <text:p>1,645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 de sim</text:p>
          </table:table-cell>
          <table:table-cell table:style-name="ce6" table:formula="of:=COUNTIF([.E3:.E800];1)" office:value-type="float" office:value="334" calcext:value-type="float">
            <text:p>334</text:p>
          </table:table-cell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prop. amostral</text:p>
          </table:table-cell>
          <table:table-cell table:formula="of:=[.G4]/[.G2]" office:value-type="float" office:value="0.806763285024155" calcext:value-type="float">
            <text:p>0,806763285024155</text:p>
          </table:table-cell>
        </table:table-row>
        <table:table-row table:style-name="ro1">
          <table:table-cell table:formula="of:=[.B3]-[.B4]*SQRT([.B3]*(1-[.B3])/[.B2])" office:value-type="float" office:value="0.0391180317019683" calcext:value-type="float">
            <text:p>0,0391180317019683</text:p>
          </table:table-cell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3]+[.B4]*SQRT([.B3]*(1-[.B3])/[.B2])" office:value-type="float" office:value="0.0808819682980317" calcext:value-type="float">
            <text:p>0,0808819682980317</text:p>
          </table:table-cell>
          <table:table-cell table:number-columns-repeated="3"/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ivel de conf.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table:formula="of:=LEGACY.NORMSINV([.G8]+(1-[.G8])/2)" office:value-type="float" office:value="1.64485362695147" calcext:value-type="float">
            <text:p>1,64485362695147</text:p>
          </table:table-cell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in do interv.</text:p>
          </table:table-cell>
          <table:table-cell table:formula="of:=[.G6]-[.G10]*SQRT([.G6]*(1-[.G6])/[.G2])" office:value-type="float" office:value="0.774844601404318" calcext:value-type="float">
            <text:p>0,774844601404318</text:p>
          </table:table-cell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ax do interv.</text:p>
          </table:table-cell>
          <table:table-cell table:formula="of:=[.G6]+[.G10]*SQRT([.G6]*(1-[.G6])/[.G2])" office:value-type="float" office:value="0.838681968643992" calcext:value-type="float">
            <text:p>0,838681968643992</text:p>
          </table:table-cell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586"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5"/>
          <table:table-cell table:number-columns-repeated="2"/>
        </table:table-row>
        <table:table-row table:style-name="ro1" table:number-rows-repeated="104757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8T19:08:40.074909700</meta:creation-date>
    <dc:date>2025-05-28T20:12:42.633019100</dc:date>
    <meta:editing-duration>PT4M43S</meta:editing-duration>
    <meta:editing-cycles>1</meta:editing-cycles>
    <meta:generator>LibreOffice/25.2.3.2$Windows_X86_64 LibreOffice_project/bbb074479178df812d175f709636b368952c2ce3</meta:generator>
    <meta:document-statistic meta:table-count="1" meta:cell-count="437" meta:object-count="0"/>
  </office:meta>
</office:document-meta>
</file>